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81fa1" officeooo:paragraph-rsid="00381fa1"/>
    </style:style>
    <style:style style:name="P2" style:family="paragraph" style:parent-style-name="Text_20_body">
      <style:text-properties officeooo:rsid="00381fa1" officeooo:paragraph-rsid="0039de56"/>
    </style:style>
    <style:style style:name="P3" style:family="paragraph" style:parent-style-name="Text_20_body">
      <style:text-properties officeooo:rsid="00381fa1" officeooo:paragraph-rsid="003ba75e"/>
    </style:style>
    <style:style style:name="P4" style:family="paragraph" style:parent-style-name="Text_20_body">
      <style:text-properties officeooo:rsid="00381fa1" officeooo:paragraph-rsid="003eb6ec"/>
    </style:style>
    <style:style style:name="P5" style:family="paragraph" style:parent-style-name="Text_20_body">
      <style:text-properties officeooo:rsid="00381fa1" officeooo:paragraph-rsid="00413155"/>
    </style:style>
    <style:style style:name="P6" style:family="paragraph" style:parent-style-name="Text_20_body">
      <style:text-properties officeooo:rsid="0039de56" officeooo:paragraph-rsid="0039de56"/>
    </style:style>
    <style:style style:name="P7" style:family="paragraph" style:parent-style-name="Text_20_body">
      <style:text-properties officeooo:rsid="003ba75e" officeooo:paragraph-rsid="003ba75e"/>
    </style:style>
    <style:style style:name="P8" style:family="paragraph" style:parent-style-name="Text_20_body">
      <style:text-properties officeooo:rsid="003ba75e" officeooo:paragraph-rsid="00413155"/>
    </style:style>
    <style:style style:name="P9" style:family="paragraph" style:parent-style-name="Heading_20_3">
      <style:paragraph-properties fo:margin-top="0.499cm" fo:margin-bottom="0.25cm" loext:contextual-spacing="false"/>
    </style:style>
    <style:style style:name="P10" style:family="paragraph" style:parent-style-name="Text_20_body">
      <style:text-properties officeooo:rsid="003ba75e"/>
    </style:style>
    <style:style style:name="P11" style:family="paragraph" style:parent-style-name="Heading_20_2">
      <style:text-properties officeooo:rsid="0045180d" officeooo:paragraph-rsid="0045180d"/>
    </style:style>
    <style:style style:name="P12" style:family="paragraph" style:parent-style-name="Heading_20_1" style:master-page-name="Right_20_Page">
      <style:paragraph-properties style:page-number="auto"/>
      <style:text-properties officeooo:rsid="0045180d" officeooo:paragraph-rsid="0045180d"/>
    </style:style>
    <style:style style:name="T1" style:family="text">
      <style:text-properties officeooo:rsid="00381fa1"/>
    </style:style>
    <style:style style:name="T2" style:family="text">
      <style:text-properties officeooo:rsid="00392ec8"/>
    </style:style>
    <style:style style:name="T3" style:family="text">
      <style:text-properties officeooo:rsid="0039de56"/>
    </style:style>
    <style:style style:name="T4" style:family="text">
      <style:text-properties officeooo:rsid="003ba75e"/>
    </style:style>
    <style:style style:name="T5" style:family="text">
      <style:text-properties officeooo:rsid="003d0cc3"/>
    </style:style>
    <style:style style:name="T6" style:family="text">
      <style:text-properties officeooo:rsid="003d18e3"/>
    </style:style>
    <style:style style:name="T7" style:family="text">
      <style:text-properties officeooo:rsid="003f909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ba75e" style:font-style-asian="italic" style:font-style-complex="italic"/>
    </style:style>
    <style:style style:name="T10" style:family="text">
      <style:text-properties fo:font-style="italic" officeooo:rsid="00392ec8" style:font-style-asian="italic" style:font-style-complex="italic"/>
    </style:style>
    <style:style style:name="T11" style:family="text">
      <style:text-properties officeooo:rsid="004494b3"/>
    </style:style>
    <style:style style:name="T12" style:family="text">
      <style:text-properties officeooo:rsid="00451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For Now</text:h>
      <text:p text:style-name="P11">Kina Grannis</text:p>
      <text:p text:style-name="P1">Capo <text:span text:style-name="T12">3</text:span></text:p>
      <text:p text:style-name="Heading_20_3">[VERSE 1] </text:p>
      <text:p text:style-name="P10">D</text:p>
      <text:p text:style-name="P10">Sometimes I think about the ones that we’ve replaced</text:p>
      <text:p text:style-name="P10"><text:s text:c="9"/>Bm <text:s text:c="5"/>A <text:s text:c="24"/>G</text:p>
      <text:p text:style-name="P10">All the millions underneath the burnt and waste</text:p>
      <text:p text:style-name="P10">D</text:p>
      <text:p text:style-name="P10">And I get sad because of course we’ll be the same</text:p>
      <text:p text:style-name="P10"><text:s text:c="8"/>Bm <text:s text:c="4"/>A <text:s text:c="17"/>G</text:p>
      <text:p text:style-name="P10">All of history collapsing in its wake</text:p>
      <text:p text:style-name="Heading_20_3">[CHORUS]</text:p>
      <text:p text:style-name="P10">G <text:s text:c="28"/>D <text:s text:c="4"/>A</text:p>
      <text:p text:style-name="P10">Maybe it’s enough that I have laid here</text:p>
      <text:p text:style-name="P10">G <text:s text:c="28"/>D <text:s text:c="15"/>A</text:p>
      <text:p text:style-name="P10">Maybe it’s enough that I have known inside my head, and</text:p>
      <text:p text:style-name="P10">G <text:s text:c="29"/>Bm <text:s text:c="12"/>A</text:p>
      <text:p text:style-name="P10">Maybe it’s enough to know that we were here together</text:p>
      <text:p text:style-name="P10">G <text:s text:c="18"/>A</text:p>
      <text:p text:style-name="P10">And that we are the ones</text:p>
      <text:p text:style-name="P10">D <text:s text:c="9"/>Bm</text:p>
      <text:p text:style-name="P10">We are the ones</text:p>
      <text:p text:style-name="P10">G <text:s text:c="9"/>A <text:s text:c="9"/>D</text:p>
      <text:p text:style-name="P10">We are the ones for now</text:p>
      <text:p text:style-name="Heading_20_3">[VERSE 2]</text:p>
      <text:p text:style-name="P10">D</text:p>
      <text:p text:style-name="P10">I heard that someday when they look up at the night</text:p>
      <text:p text:style-name="P10"><text:s text:c="12"/>Bm <text:s text:c="11"/>A <text:s text:c="18"/>G</text:p>
      <text:p text:style-name="P10">They’ll see nothing but a black and starless sky</text:p>
      <text:p text:style-name="P10">D</text:p>
      <text:p text:style-name="P10">And they’ll tell stories of some old and callow time</text:p>
      <text:p text:style-name="P10"><text:s text:c="12"/>Bm <text:s text:c="8"/>A <text:s text:c="19"/>G</text:p>
      <text:p text:style-name="P10">Claiming spectacles of brilliant burning lights</text:p>
      <text:p text:style-name="Heading_20_3"><text:soft-page-break/>[CHORUS]</text:p>
      <text:p text:style-name="P10">G <text:s text:c="28"/>D <text:s text:c="4"/>A</text:p>
      <text:p text:style-name="P10">Maybe it’s enough that I have laid here</text:p>
      <text:p text:style-name="P10">G <text:s text:c="28"/>D <text:s text:c="15"/>A</text:p>
      <text:p text:style-name="P10">Maybe it’s enough that I have known inside my head, and</text:p>
      <text:p text:style-name="P10">G <text:s text:c="29"/>Bm <text:s text:c="12"/>A</text:p>
      <text:p text:style-name="P10">Maybe it’s enough to know that we were here together</text:p>
      <text:p text:style-name="P10">G <text:s text:c="18"/>A</text:p>
      <text:p text:style-name="P10">And that we are the ones</text:p>
      <text:p text:style-name="P10">D <text:s text:c="9"/>Bm</text:p>
      <text:p text:style-name="P10">We are the ones</text:p>
      <text:p text:style-name="P10">G <text:s text:c="9"/>A <text:s text:c="9"/>D</text:p>
      <text:p text:style-name="P10">We are the ones for now</text:p>
      <text:p text:style-name="Heading_20_3">[VERSE 3]</text:p>
      <text:p text:style-name="P10">D</text:p>
      <text:p text:style-name="P10">So maybe this is what it takes to realize</text:p>
      <text:p text:style-name="P10"><text:s text:c="5"/>Bm <text:s text:c="16"/>A <text:s text:c="12"/>G</text:p>
      <text:p text:style-name="P10">I am grateful just that I have been alive</text:p>
      <text:p text:style-name="P10">D</text:p>
      <text:p text:style-name="P10">And I’ll be happy if I look back on my life</text:p>
      <text:p text:style-name="P10"><text:s text:c="8"/>Bm <text:s text:c="13"/>A <text:s text:c="13"/>G</text:p>
      <text:p text:style-name="P10">Been a sister, been a mother, been a wife</text:p>
      <text:p text:style-name="Heading_20_3">[CHORUS]</text:p>
      <text:p text:style-name="P10">G <text:s text:c="28"/>D <text:s text:c="4"/>A</text:p>
      <text:p text:style-name="P10">Maybe it’s enough that I have laid here</text:p>
      <text:p text:style-name="P10">G <text:s text:c="28"/>D <text:s text:c="15"/>A</text:p>
      <text:p text:style-name="P10">Maybe it’s enough that I have known inside my head, and</text:p>
      <text:p text:style-name="P10">G <text:s text:c="29"/>Bm <text:s text:c="11"/>A</text:p>
      <text:p text:style-name="P10">Maybe it’s enough to know that we were here together</text:p>
      <text:p text:style-name="P10">G <text:s text:c="18"/>A</text:p>
      <text:p text:style-name="P10">And that we are the ones</text:p>
      <text:p text:style-name="P10">D <text:s text:c="9"/>Bm</text:p>
      <text:p text:style-name="P10">We are the ones</text:p>
      <text:p text:style-name="P10">G <text:s text:c="9"/>A <text:s text:c="9"/>D</text:p>
      <text:p text:style-name="P10">We are the ones for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56M45S</meta:editing-duration>
    <meta:editing-cycles>52</meta:editing-cycles>
    <meta:generator>LibreOffice/6.0.1.1$MacOSX_X86_64 LibreOffice_project/60bfb1526849283ce2491346ed2aa51c465abfe6</meta:generator>
    <dc:title>Lyrics + Chords</dc:title>
    <dc:date>2020-09-01T13:19:25.163624308</dc:date>
    <meta:print-date>2018-05-12T09:23:12.683877095</meta:print-date>
    <meta:document-statistic meta:table-count="0" meta:image-count="0" meta:object-count="0" meta:page-count="2" meta:paragraph-count="69" meta:word-count="331" meta:character-count="2072" meta:non-whitespace-character-count="111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